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gemver_STANDARD</text:p>
          </table:table-cell>
          <table:table-cell table:formula="of:=MAX([.B3:.B100])" office:value-type="float" office:value="8206" calcext:value-type="float">
            <text:p>8206</text:p>
          </table:table-cell>
          <table:table-cell table:formula="of:=AVERAGE([.C3:.C100])" office:value-type="float" office:value="3992698664.11111" calcext:value-type="float">
            <text:p>3992698664.11111</text:p>
          </table:table-cell>
          <table:table-cell table:formula="of:=AVERAGE([.D3:.D100])" office:value-type="float" office:value="8509320192.77778" calcext:value-type="float">
            <text:p>8509320192.77778</text:p>
          </table:table-cell>
          <table:table-cell table:formula="of:=AVERAGE([.E3:.E100])" office:value-type="float" office:value="14919140.6666667" calcext:value-type="float">
            <text:p>14919140.6666667</text:p>
          </table:table-cell>
          <table:table-cell table:formula="of:=AVERAGE([.F3:.F100])" office:value-type="float" office:value="253888763.555556" calcext:value-type="float">
            <text:p>253888763.555556</text:p>
          </table:table-cell>
          <table:table-cell table:formula="of:=AVERAGE([.G3:.G100])" office:value-type="float" office:value="190019285.333333" calcext:value-type="float">
            <text:p>190019285.333333</text:p>
          </table:table-cell>
          <table:table-cell table:formula="of:=AVERAGE([.H3:.H100])" office:value-type="float" office:value="43395528.2222222" calcext:value-type="float">
            <text:p>43395528.2222222</text:p>
          </table:table-cell>
          <table:table-cell table:formula="of:=AVERAGE([.I3:.I100])" office:value-type="float" office:value="29.3333333333333" calcext:value-type="float">
            <text:p>29.3333333333</text:p>
          </table:table-cell>
          <table:table-cell table:formula="of:=AVERAGE([.J3:.J100])" office:value-type="float" office:value="0" calcext:value-type="float">
            <text:p>0</text:p>
          </table:table-cell>
          <table:table-cell table:formula="of:=AVERAGE([.K3:.K100])" office:value-type="float" office:value="97" calcext:value-type="float">
            <text:p>97</text:p>
          </table:table-cell>
          <table:table-cell table:formula="of:=AVERAGE([.L3:.L100])" office:value-type="float" office:value="0" calcext:value-type="float">
            <text:p>0</text:p>
          </table:table-cell>
          <table:table-cell table:formula="of:=AVERAGE([.M3:.M100])" office:value-type="string" office:string-value="" calcext:value-type="error">
            <text:p>#DIV/0!</text:p>
          </table:table-cell>
          <table:table-cell table:formula="of:=AVERAGE([.N3:.N100])" office:value-type="float" office:value="0.469573666666667" calcext:value-type="float">
            <text:p>0.4695736667</text:p>
          </table:table-cell>
          <table:table-cell table:formula="of:=AVERAGE([.O3:.O100])" office:value-type="float" office:value="14919140.6666667" calcext:value-type="float">
            <text:p>14919140.6666667</text:p>
          </table:table-cell>
          <table:table-cell table:formula="of:=AVERAGE([.P3:.P100])" office:value-type="float" office:value="17.6659641111111" calcext:value-type="float">
            <text:p>17.6659641111</text:p>
          </table:table-cell>
          <table:table-cell table:formula="of:=AVERAGE([.Q3:.Q100])" office:value-type="float" office:value="13.2203372222222" calcext:value-type="float">
            <text:p>13.2203372222</text:p>
          </table:table-cell>
          <table:table-cell table:formula="of:=AVERAGE([.R3:.R100])" office:value-type="float" office:value="3.014965" calcext:value-type="float">
            <text:p>3.014965</text:p>
          </table:table-cell>
          <table:table-cell table:formula="of:=AVERAGE([.S3:.S100])" office:value-type="float" office:value="1.33555555555556" calcext:value-type="float">
            <text:p>1.3355555556</text:p>
          </table:table-cell>
          <table:table-cell table:formula="of:=AVERAGE([.T3:.T100])" office:value-type="float" office:value="4.38444444444444" calcext:value-type="float">
            <text:p>4.3844444444</text:p>
          </table:table-cell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34350" calcext:value-type="float">
            <text:p>34350</text:p>
          </table:table-cell>
          <table:table-cell office:value-type="float" office:value="1004" calcext:value-type="float">
            <text:p>1004</text:p>
          </table:table-cell>
          <table:table-cell office:value-type="float" office:value="4288522335" calcext:value-type="float">
            <text:p>4288522335</text:p>
          </table:table-cell>
          <table:table-cell office:value-type="float" office:value="9287067891" calcext:value-type="float">
            <text:p>9287067891</text:p>
          </table:table-cell>
          <table:table-cell office:value-type="float" office:value="15037891" calcext:value-type="float">
            <text:p>15037891</text:p>
          </table:table-cell>
          <table:table-cell office:value-type="float" office:value="254805916" calcext:value-type="float">
            <text:p>254805916</text:p>
          </table:table-cell>
          <table:table-cell office:value-type="float" office:value="190127316" calcext:value-type="float">
            <text:p>190127316</text:p>
          </table:table-cell>
          <table:table-cell office:value-type="float" office:value="42846243" calcext:value-type="float">
            <text:p>4284624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1774" calcext:value-type="float">
            <text:p>0.461774</text:p>
          </table:table-cell>
          <table:table-cell office:value-type="float" office:value="15037891" calcext:value-type="float">
            <text:p>15037891</text:p>
          </table:table-cell>
          <table:table-cell office:value-type="float" office:value="16.242609" calcext:value-type="float">
            <text:p>16.242609</text:p>
          </table:table-cell>
          <table:table-cell office:value-type="float" office:value="12.119669" calcext:value-type="float">
            <text:p>12.119669</text:p>
          </table:table-cell>
          <table:table-cell office:value-type="float" office:value="2.731235" calcext:value-type="float">
            <text:p>2.731235</text:p>
          </table:table-cell>
          <table:table-cell office:value-type="float" office:value="1.34" calcext:value-type="float">
            <text:p>1.34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float" office:value="34350" calcext:value-type="float">
            <text:p>34350</text:p>
          </table:table-cell>
          <table:table-cell office:value-type="float" office:value="2007" calcext:value-type="float">
            <text:p>2007</text:p>
          </table:table-cell>
          <table:table-cell office:value-type="float" office:value="4475334852" calcext:value-type="float">
            <text:p>4475334852</text:p>
          </table:table-cell>
          <table:table-cell office:value-type="float" office:value="9464148484" calcext:value-type="float">
            <text:p>9464148484</text:p>
          </table:table-cell>
          <table:table-cell office:value-type="float" office:value="17229980" calcext:value-type="float">
            <text:p>17229980</text:p>
          </table:table-cell>
          <table:table-cell office:value-type="float" office:value="292279400" calcext:value-type="float">
            <text:p>292279400</text:p>
          </table:table-cell>
          <table:table-cell office:value-type="float" office:value="218978807" calcext:value-type="float">
            <text:p>218978807</text:p>
          </table:table-cell>
          <table:table-cell office:value-type="float" office:value="49798377" calcext:value-type="float">
            <text:p>4979837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2872" calcext:value-type="float">
            <text:p>0.472872</text:p>
          </table:table-cell>
          <table:table-cell office:value-type="float" office:value="17229980" calcext:value-type="float">
            <text:p>17229980</text:p>
          </table:table-cell>
          <table:table-cell office:value-type="float" office:value="18.649931" calcext:value-type="float">
            <text:p>18.649931</text:p>
          </table:table-cell>
          <table:table-cell office:value-type="float" office:value="13.972725" calcext:value-type="float">
            <text:p>13.972725</text:p>
          </table:table-cell>
          <table:table-cell office:value-type="float" office:value="3.177563" calcext:value-type="float">
            <text:p>3.177563</text:p>
          </table:table-cell>
          <table:table-cell office:value-type="float" office:value="1.33" calcext:value-type="float">
            <text:p>1.33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34350" calcext:value-type="float">
            <text:p>34350</text:p>
          </table:table-cell>
          <table:table-cell office:value-type="float" office:value="3010" calcext:value-type="float">
            <text:p>3010</text:p>
          </table:table-cell>
          <table:table-cell office:value-type="float" office:value="4503198666" calcext:value-type="float">
            <text:p>4503198666</text:p>
          </table:table-cell>
          <table:table-cell office:value-type="float" office:value="9702371642" calcext:value-type="float">
            <text:p>9702371642</text:p>
          </table:table-cell>
          <table:table-cell office:value-type="float" office:value="16279017" calcext:value-type="float">
            <text:p>16279017</text:p>
          </table:table-cell>
          <table:table-cell office:value-type="float" office:value="276216022" calcext:value-type="float">
            <text:p>276216022</text:p>
          </table:table-cell>
          <table:table-cell office:value-type="float" office:value="207074106" calcext:value-type="float">
            <text:p>207074106</text:p>
          </table:table-cell>
          <table:table-cell office:value-type="float" office:value="48557243" calcext:value-type="float">
            <text:p>4855724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4134" calcext:value-type="float">
            <text:p>0.464134</text:p>
          </table:table-cell>
          <table:table-cell office:value-type="float" office:value="16279017" calcext:value-type="float">
            <text:p>16279017</text:p>
          </table:table-cell>
          <table:table-cell office:value-type="float" office:value="17.62495" calcext:value-type="float">
            <text:p>17.62495</text:p>
          </table:table-cell>
          <table:table-cell office:value-type="float" office:value="13.213104" calcext:value-type="float">
            <text:p>13.213104</text:p>
          </table:table-cell>
          <table:table-cell office:value-type="float" office:value="3.098368" calcext:value-type="float">
            <text:p>3.098368</text:p>
          </table:table-cell>
          <table:table-cell office:value-type="float" office:value="1.33" calcext:value-type="float">
            <text:p>1.33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34350" calcext:value-type="float">
            <text:p>34350</text:p>
          </table:table-cell>
          <table:table-cell office:value-type="float" office:value="4013" calcext:value-type="float">
            <text:p>4013</text:p>
          </table:table-cell>
          <table:table-cell office:value-type="float" office:value="4373358418" calcext:value-type="float">
            <text:p>4373358418</text:p>
          </table:table-cell>
          <table:table-cell office:value-type="float" office:value="9297662494" calcext:value-type="float">
            <text:p>9297662494</text:p>
          </table:table-cell>
          <table:table-cell office:value-type="float" office:value="16156746" calcext:value-type="float">
            <text:p>16156746</text:p>
          </table:table-cell>
          <table:table-cell office:value-type="float" office:value="275677710" calcext:value-type="float">
            <text:p>275677710</text:p>
          </table:table-cell>
          <table:table-cell office:value-type="float" office:value="206269187" calcext:value-type="float">
            <text:p>206269187</text:p>
          </table:table-cell>
          <table:table-cell office:value-type="float" office:value="47738553" calcext:value-type="float">
            <text:p>4773855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0372" calcext:value-type="float">
            <text:p>0.470372</text:p>
          </table:table-cell>
          <table:table-cell office:value-type="float" office:value="16156746" calcext:value-type="float">
            <text:p>16156746</text:p>
          </table:table-cell>
          <table:table-cell office:value-type="float" office:value="17.590601" calcext:value-type="float">
            <text:p>17.590601</text:p>
          </table:table-cell>
          <table:table-cell office:value-type="float" office:value="13.161742" calcext:value-type="float">
            <text:p>13.161742</text:p>
          </table:table-cell>
          <table:table-cell office:value-type="float" office:value="3.046129" calcext:value-type="float">
            <text:p>3.046129</text:p>
          </table:table-cell>
          <table:table-cell office:value-type="float" office:value="1.34" calcext:value-type="float">
            <text:p>1.34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34350" calcext:value-type="float">
            <text:p>34350</text:p>
          </table:table-cell>
          <table:table-cell office:value-type="float" office:value="5016" calcext:value-type="float">
            <text:p>5016</text:p>
          </table:table-cell>
          <table:table-cell office:value-type="float" office:value="4356786902" calcext:value-type="float">
            <text:p>4356786902</text:p>
          </table:table-cell>
          <table:table-cell office:value-type="float" office:value="9154086841" calcext:value-type="float">
            <text:p>9154086841</text:p>
          </table:table-cell>
          <table:table-cell office:value-type="float" office:value="16185430" calcext:value-type="float">
            <text:p>16185430</text:p>
          </table:table-cell>
          <table:table-cell office:value-type="float" office:value="277063385" calcext:value-type="float">
            <text:p>277063385</text:p>
          </table:table-cell>
          <table:table-cell office:value-type="float" office:value="206456494" calcext:value-type="float">
            <text:p>206456494</text:p>
          </table:table-cell>
          <table:table-cell office:value-type="float" office:value="47879320" calcext:value-type="float">
            <text:p>478793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5939" calcext:value-type="float">
            <text:p>0.475939</text:p>
          </table:table-cell>
          <table:table-cell office:value-type="float" office:value="16185430" calcext:value-type="float">
            <text:p>16185430</text:p>
          </table:table-cell>
          <table:table-cell office:value-type="float" office:value="17.67902" calcext:value-type="float">
            <text:p>17.67902</text:p>
          </table:table-cell>
          <table:table-cell office:value-type="float" office:value="13.173695" calcext:value-type="float">
            <text:p>13.173695</text:p>
          </table:table-cell>
          <table:table-cell office:value-type="float" office:value="3.055111" calcext:value-type="float">
            <text:p>3.055111</text:p>
          </table:table-cell>
          <table:table-cell office:value-type="float" office:value="1.34" calcext:value-type="float">
            <text:p>1.34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34350" calcext:value-type="float">
            <text:p>34350</text:p>
          </table:table-cell>
          <table:table-cell office:value-type="float" office:value="6019" calcext:value-type="float">
            <text:p>6019</text:p>
          </table:table-cell>
          <table:table-cell office:value-type="float" office:value="4417553242" calcext:value-type="float">
            <text:p>4417553242</text:p>
          </table:table-cell>
          <table:table-cell office:value-type="float" office:value="9492888090" calcext:value-type="float">
            <text:p>9492888090</text:p>
          </table:table-cell>
          <table:table-cell office:value-type="float" office:value="17207010" calcext:value-type="float">
            <text:p>17207010</text:p>
          </table:table-cell>
          <table:table-cell office:value-type="float" office:value="292955143" calcext:value-type="float">
            <text:p>292955143</text:p>
          </table:table-cell>
          <table:table-cell office:value-type="float" office:value="219806141" calcext:value-type="float">
            <text:p>219806141</text:p>
          </table:table-cell>
          <table:table-cell office:value-type="float" office:value="48706791" calcext:value-type="float">
            <text:p>4870679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5354" calcext:value-type="float">
            <text:p>0.465354</text:p>
          </table:table-cell>
          <table:table-cell office:value-type="float" office:value="17207010" calcext:value-type="float">
            <text:p>17207010</text:p>
          </table:table-cell>
          <table:table-cell office:value-type="float" office:value="18.69305" calcext:value-type="float">
            <text:p>18.69305</text:p>
          </table:table-cell>
          <table:table-cell office:value-type="float" office:value="14.025517" calcext:value-type="float">
            <text:p>14.025517</text:p>
          </table:table-cell>
          <table:table-cell office:value-type="float" office:value="3.107911" calcext:value-type="float">
            <text:p>3.107911</text:p>
          </table:table-cell>
          <table:table-cell office:value-type="float" office:value="1.33" calcext:value-type="float">
            <text:p>1.33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float" office:value="34350" calcext:value-type="float">
            <text:p>34350</text:p>
          </table:table-cell>
          <table:table-cell office:value-type="float" office:value="7022" calcext:value-type="float">
            <text:p>7022</text:p>
          </table:table-cell>
          <table:table-cell office:value-type="float" office:value="4495895093" calcext:value-type="float">
            <text:p>4495895093</text:p>
          </table:table-cell>
          <table:table-cell office:value-type="float" office:value="9530201766" calcext:value-type="float">
            <text:p>9530201766</text:p>
          </table:table-cell>
          <table:table-cell office:value-type="float" office:value="17438578" calcext:value-type="float">
            <text:p>17438578</text:p>
          </table:table-cell>
          <table:table-cell office:value-type="float" office:value="295565704" calcext:value-type="float">
            <text:p>295565704</text:p>
          </table:table-cell>
          <table:table-cell office:value-type="float" office:value="221636312" calcext:value-type="float">
            <text:p>221636312</text:p>
          </table:table-cell>
          <table:table-cell office:value-type="float" office:value="50107958" calcext:value-type="float">
            <text:p>501079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1752" calcext:value-type="float">
            <text:p>0.471752</text:p>
          </table:table-cell>
          <table:table-cell office:value-type="float" office:value="17438578" calcext:value-type="float">
            <text:p>17438578</text:p>
          </table:table-cell>
          <table:table-cell office:value-type="float" office:value="18.859625" calcext:value-type="float">
            <text:p>18.859625</text:p>
          </table:table-cell>
          <table:table-cell office:value-type="float" office:value="14.142298" calcext:value-type="float">
            <text:p>14.142298</text:p>
          </table:table-cell>
          <table:table-cell office:value-type="float" office:value="3.197318" calcext:value-type="float">
            <text:p>3.197318</text:p>
          </table:table-cell>
          <table:table-cell office:value-type="float" office:value="1.33" calcext:value-type="float">
            <text:p>1.33</text:p>
          </table:table-cell>
          <table:table-cell office:value-type="float" office:value="4.42" calcext:value-type="float">
            <text:p>4.42</text:p>
          </table:table-cell>
        </table:table-row>
        <table:table-row table:style-name="ro1">
          <table:table-cell office:value-type="float" office:value="34350" calcext:value-type="float">
            <text:p>34350</text:p>
          </table:table-cell>
          <table:table-cell office:value-type="float" office:value="8025" calcext:value-type="float">
            <text:p>8025</text:p>
          </table:table-cell>
          <table:table-cell office:value-type="float" office:value="4314778171" calcext:value-type="float">
            <text:p>4314778171</text:p>
          </table:table-cell>
          <table:table-cell office:value-type="float" office:value="9155880947" calcext:value-type="float">
            <text:p>9155880947</text:p>
          </table:table-cell>
          <table:table-cell office:value-type="float" office:value="16072220" calcext:value-type="float">
            <text:p>16072220</text:p>
          </table:table-cell>
          <table:table-cell office:value-type="float" office:value="274858833" calcext:value-type="float">
            <text:p>274858833</text:p>
          </table:table-cell>
          <table:table-cell office:value-type="float" office:value="205760426" calcext:value-type="float">
            <text:p>205760426</text:p>
          </table:table-cell>
          <table:table-cell office:value-type="float" office:value="47276958" calcext:value-type="float">
            <text:p>472769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1258" calcext:value-type="float">
            <text:p>0.471258</text:p>
          </table:table-cell>
          <table:table-cell office:value-type="float" office:value="16072220" calcext:value-type="float">
            <text:p>16072220</text:p>
          </table:table-cell>
          <table:table-cell office:value-type="float" office:value="17.538351" calcext:value-type="float">
            <text:p>17.538351</text:p>
          </table:table-cell>
          <table:table-cell office:value-type="float" office:value="13.12928" calcext:value-type="float">
            <text:p>13.12928</text:p>
          </table:table-cell>
          <table:table-cell office:value-type="float" office:value="3.016675" calcext:value-type="float">
            <text:p>3.016675</text:p>
          </table:table-cell>
          <table:table-cell office:value-type="float" office:value="1.34" calcext:value-type="float">
            <text:p>1.34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34350" calcext:value-type="float">
            <text:p>34350</text:p>
          </table:table-cell>
          <table:table-cell office:value-type="float" office:value="8206" calcext:value-type="float">
            <text:p>8206</text:p>
          </table:table-cell>
          <table:table-cell office:value-type="float" office:value="708860298" calcext:value-type="float">
            <text:p>708860298</text:p>
          </table:table-cell>
          <table:table-cell office:value-type="float" office:value="1499573580" calcext:value-type="float">
            <text:p>1499573580</text:p>
          </table:table-cell>
          <table:table-cell office:value-type="float" office:value="2665394" calcext:value-type="float">
            <text:p>2665394</text:p>
          </table:table-cell>
          <table:table-cell office:value-type="float" office:value="45576759" calcext:value-type="float">
            <text:p>45576759</text:p>
          </table:table-cell>
          <table:table-cell office:value-type="float" office:value="34064779" calcext:value-type="float">
            <text:p>34064779</text:p>
          </table:table-cell>
          <table:table-cell office:value-type="float" office:value="7648311" calcext:value-type="float">
            <text:p>76483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2708" calcext:value-type="float">
            <text:p>0.472708</text:p>
          </table:table-cell>
          <table:table-cell office:value-type="float" office:value="2665394" calcext:value-type="float">
            <text:p>2665394</text:p>
          </table:table-cell>
          <table:table-cell office:value-type="float" office:value="16.11554" calcext:value-type="float">
            <text:p>16.11554</text:p>
          </table:table-cell>
          <table:table-cell office:value-type="float" office:value="12.045005" calcext:value-type="float">
            <text:p>12.045005</text:p>
          </table:table-cell>
          <table:table-cell office:value-type="float" office:value="2.704375" calcext:value-type="float">
            <text:p>2.704375</text:p>
          </table:table-cell>
          <table:table-cell office:value-type="float" office:value="1.34" calcext:value-type="float">
            <text:p>1.34</text:p>
          </table:table-cell>
          <table:table-cell office:value-type="float" office:value="4.45" calcext:value-type="float">
            <text:p>4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5:40:40.922148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5:37:21.437384676</meta:creation-date>
    <dc:date>2016-07-24T15:47:34.945231029</dc:date>
    <meta:editing-duration>PT9M35S</meta:editing-duration>
    <meta:editing-cycles>11</meta:editing-cycles>
    <meta:generator>LibreOffice/5.1.4.2$Linux_X86_64 LibreOffice_project/10m0$Build-2</meta:generator>
    <meta:document-statistic meta:table-count="1" meta:cell-count="220" meta:object-count="0"/>
  </office:meta>
</office:document-meta>
</file>